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2. 7. 2017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Otázk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vysoký počet duplicitních readů normální (cca 86 % z 20 % neakceptovaných readů)</text:p>
              </text:list-item>
              <text:list-item>
                <text:p>Ponechat duplicitní ready v množině při opravách?</text:p>
              </text:list-item>
              <text:list-item>
                <text:p>Použít bcftools mpleup na regiony, nebo si poradí s celým úsekem (40 MB) najednou?</text:p>
              </text:list-item>
              <text:list-item>
                <text:p>Rozdíl v bcftools call -m a bcftools call -c</text:p>
              </text:list-item>
              <text:list-item>
                <text:p>Rozumnost binomického koeficientu</text:p>
              </text:list-item>
              <text:list-item>
                <text:p>Na čem je založeno GAT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3:46:20.211000000</meta:creation-date>
    <dc:date>2017-07-12T13:50:19.940000000</dc:date>
    <meta:editing-duration>PT3M56S</meta:editing-duration>
    <meta:editing-cycles>6</meta:editing-cycles>
    <meta:generator>LibreOffice/5.1.5.2$Windows_x86 LibreOffice_project/7a864d8825610a8c07cfc3bc01dd4fce6a9447e5</meta:generator>
    <meta:document-statistic meta:object-count="29"/>
  </office:meta>
</office:document-meta>
</file>